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style:font-name="Georgia" fo:font-size="9pt" style:font-size-asian="9pt" style:font-size-complex="9pt"/>
    </style:style>
    <style:style style:name="P4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cm" svg:height="0.9cm" svg:x="5.3cm" svg:y="6.4cm">
          <text:p text:style-name="P1"><text:span text:style-name="T1">p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0.9cm" svg:height="0.9cm" svg:x="6.4cm" svg:y="8.1cm">
          <text:p text:style-name="P1"><text:span text:style-name="T1">po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9cm" svg:y1="7.3cm" svg:x2="6.5cm" svg:y2="8.3cm">
          <text:p/>
        </draw:line>
        <draw:custom-shape draw:style-name="gr3" draw:text-style-name="P2" draw:layer="layout" svg:width="0.9cm" svg:height="0.9cm" svg:x="4.502cm" svg:y="8.102cm">
          <text:p text:style-name="P1"><text:span text:style-name="T1">teac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4cm" svg:y1="8.6cm" svg:x2="6.4cm" svg:y2="8.6cm">
          <text:p/>
        </draw:line>
        <draw:frame draw:style-name="gr5" draw:text-style-name="P4" draw:layer="layout" svg:width="0.731cm" svg:height="0.607cm" svg:x="5.969cm" svg:y="7.3cm">
          <draw:text-box>
            <text:p><text:span text:style-name="T2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17T11:56:57.513247933</dc:date>
    <meta:editing-duration>PT18M13S</meta:editing-duration>
    <meta:editing-cycles>8</meta:editing-cycles>
    <meta:generator>LibreOffice/4.2.8.2$Linux_X86_64 LibreOffice_project/420m0$Build-2</meta:generator>
    <meta:document-statistic meta:object-count="6"/>
  </office:meta>
</office:document-meta>
</file>